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9.8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383cm" fo:break-before="auto" style:use-optimal-row-height="true"/>
    </style:style>
    <style:style style:name="ro2" style:family="table-row">
      <style:table-row-properties style:row-height="0.328cm" fo:break-before="auto" style:use-optimal-row-height="true"/>
    </style:style>
    <style:style style:name="ro3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Lato" fo:font-size="8pt" style:font-size-asian="8pt" style:font-size-complex="8pt"/>
    </style:style>
    <style:style style:name="ce2" style:family="table-cell" style:parent-style-name="Default">
      <style:text-properties style:font-name="Lato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0 </text:p>
          </table:table-cell>
          <table:table-cell office:value-type="string">
            <text:p><text:s/>low drone</text:p>
          </table:table-cell>
          <table:table-cell office:value-type="string">
            <text:p>/Users/alo/snd/evolver/gep_gen000_000_170125_151010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 </text:p>
          </table:table-cell>
          <table:table-cell office:value-type="string">
            <text:p><text:s/>minimal noisy loop</text:p>
          </table:table-cell>
          <table:table-cell office:value-type="string">
            <text:p>/Users/alo/snd/evolver/gep_gen000_001_170125_151022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 </text:p>
          </table:table-cell>
          <table:table-cell office:value-type="string">
            <text:p><text:s/>high modulation</text:p>
          </table:table-cell>
          <table:table-cell office:value-type="string">
            <text:p>/Users/alo/snd/evolver/gep_gen000_006_170125_151034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3 </text:p>
          </table:table-cell>
          <table:table-cell office:value-type="string">
            <text:p><text:s/>mid surface texture</text:p>
          </table:table-cell>
          <table:table-cell office:value-type="string">
            <text:p>/Users/alo/snd/evolver/gep_gen000_007_170125_151045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4 </text:p>
          </table:table-cell>
          <table:table-cell office:value-type="string">
            <text:p><text:s/>bees</text:p>
          </table:table-cell>
          <table:table-cell office:value-type="string">
            <text:p>/Users/alo/snd/evolver/gep_gen000_010_170125_122252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6 </text:p>
          </table:table-cell>
          <table:table-cell office:value-type="string">
            <text:p><text:s/>tone + noisy mod loop</text:p>
          </table:table-cell>
          <table:table-cell office:value-type="string">
            <text:p>/Users/alo/snd/evolver/gep_gen000_011_170125_122304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8 </text:p>
          </table:table-cell>
          <table:table-cell office:value-type="string">
            <text:p><text:s/>low tone + glitch glissando</text:p>
          </table:table-cell>
          <table:table-cell office:value-type="string">
            <text:p>/Users/alo/snd/evolver/gep_gen000_012_170125_151109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1 </text:p>
          </table:table-cell>
          <table:table-cell office:value-type="string">
            <text:p><text:s/>subtle low + electricity + tick rhythm (use reverb)</text:p>
          </table:table-cell>
          <table:table-cell office:value-type="string">
            <text:p>/Users/alo/snd/evolver/gep_gen000_014_170126_165236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2 </text:p>
          </table:table-cell>
          <table:table-cell office:value-type="string">
            <text:p><text:s/>mid drone</text:p>
          </table:table-cell>
          <table:table-cell office:value-type="string">
            <text:p>/Users/alo/snd/evolver/gep_gen000_017_170126_165247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 </text:p>
          </table:table-cell>
          <table:table-cell office:value-type="string">
            <text:p><text:s/>slow sinister freq mod (cooool)</text:p>
          </table:table-cell>
          <table:table-cell office:value-type="string">
            <text:p>/Users/alo/snd/evolver/gep_gen000_018_170125_151132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5 </text:p>
          </table:table-cell>
          <table:table-cell office:value-type="string">
            <text:p><text:s/>mid noise rhythm</text:p>
          </table:table-cell>
          <table:table-cell office:value-type="string">
            <text:p>/Users/alo/snd/evolver/gep_gen000_019_170126_165259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6 </text:p>
          </table:table-cell>
          <table:table-cell office:value-type="string">
            <text:p><text:s/>low + mid fast glitch clicks</text:p>
          </table:table-cell>
          <table:table-cell office:value-type="string">
            <text:p>/Users/alo/snd/evolver/gep_gen000_021_170126_165311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7 </text:p>
          </table:table-cell>
          <table:table-cell office:value-type="string">
            <text:p><text:s/>high fast bells with mid rhythm</text:p>
          </table:table-cell>
          <table:table-cell office:value-type="string">
            <text:p>/Users/alo/snd/evolver/gep_gen000_024_170125_122328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0 </text:p>
          </table:table-cell>
          <table:table-cell office:value-type="string">
            <text:p><text:s/>high looped undulation with lo mid wall (use reverb)</text:p>
          </table:table-cell>
          <table:table-cell office:value-type="string">
            <text:p>/Users/alo/snd/evolver/gep_gen000_032_161224_034538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2 </text:p>
          </table:table-cell>
          <table:table-cell office:value-type="string">
            <text:p><text:s/>static + faint bubbling</text:p>
          </table:table-cell>
          <table:table-cell office:value-type="string">
            <text:p>/Users/alo/snd/evolver/gep_gen000_037_170125_151144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3 </text:p>
          </table:table-cell>
          <table:table-cell office:value-type="string">
            <text:p><text:s/>mid tone (use warp)</text:p>
          </table:table-cell>
          <table:table-cell office:value-type="string">
            <text:p>/Users/alo/snd/evolver/gep_gen000_039_170126_165323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4 </text:p>
          </table:table-cell>
          <table:table-cell office:value-type="string">
            <text:p><text:s/>low mid undulation</text:p>
          </table:table-cell>
          <table:table-cell office:value-type="string">
            <text:p>/Users/alo/snd/evolver/gep_gen000_040_170126_165334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5 </text:p>
          </table:table-cell>
          <table:table-cell office:value-type="string">
            <text:p><text:s/>low mid impulses with hi mid noisy tone</text:p>
          </table:table-cell>
          <table:table-cell office:value-type="string">
            <text:p>/Users/alo/snd/evolver/gep_gen000_043_170125_122351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6 </text:p>
          </table:table-cell>
          <table:table-cell office:value-type="string">
            <text:p><text:s/>low bubbles</text:p>
          </table:table-cell>
          <table:table-cell office:value-type="string">
            <text:p>/Users/alo/snd/evolver/gep_gen000_046_170125_151156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7 </text:p>
          </table:table-cell>
          <table:table-cell office:value-type="string">
            <text:p><text:s/>sparse static</text:p>
          </table:table-cell>
          <table:table-cell office:value-type="string">
            <text:p>/Users/alo/snd/evolver/gep_gen000_047_170125_151207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9 </text:p>
          </table:table-cell>
          <table:table-cell office:value-type="string">
            <text:p>hypnotic mid pulse loop with faint short tone delays</text:p>
          </table:table-cell>
          <table:table-cell office:value-type="string">
            <text:p>/Users/alo/snd/evolver/gep_gen000_054_170125_122403.aif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30 </text:p>
          </table:table-cell>
          <table:table-cell office:value-type="string">
            <text:p><text:s/>high mid tone sequence loop (warp it pixies)</text:p>
          </table:table-cell>
          <table:table-cell office:value-type="string">
            <text:p>/Users/alo/snd/evolver/gep_gen000_055_170126_165346.aiff</text:p>
          </table:table-cell>
          <table:table-cell table:number-columns-repeated="1021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string">
            <text:p>impulse.ar(400) with faint mid tone</text:p>
          </table:table-cell>
          <table:table-cell office:value-type="string">
            <text:p>/Users/alo/snd/evolver/gep_gen000_057_170125_151219.aiff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hz tone tick with intermittent random impulses</text:p>
          </table:table-cell>
          <table:table-cell office:value-type="string">
            <text:p>/Users/alo/snd/evolver/gep_gen000_059_161224_034554.aiff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ast noise clicks + low tone + mid narrow range noise</text:p>
          </table:table-cell>
          <table:table-cell office:value-type="string">
            <text:p>/Users/alo/snd/evolver/gep_gen000_062_170125_151231.aiff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ast changing rhythmic sine + somewhat irregular noise burst</text:p>
          </table:table-cell>
          <table:table-cell office:value-type="string">
            <text:p>/Users/alo/snd/evolver/gep_gen000_063_170125_122415.aiff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ndulating short pulse loop + low interfering tone</text:p>
          </table:table-cell>
          <table:table-cell office:value-type="string">
            <text:p>/Users/alo/snd/evolver/gep_gen000_066_161224_023219.aiff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mplex loop difficult to describe but super cool</text:p>
          </table:table-cell>
          <table:table-cell office:value-type="string">
            <text:p>/Users/alo/snd/evolver/gep_gen000_069_170126_165358.aiff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id tonal static with fainter low mid repetitive note </text:p>
          </table:table-cell>
          <table:table-cell office:value-type="string">
            <text:p>/Users/alo/snd/evolver/gep_gen000_071_170125_122426.aiff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id hi static minimally varying freq loop</text:p>
          </table:table-cell>
          <table:table-cell office:value-type="string">
            <text:p>/Users/alo/snd/evolver/gep_gen000_072_170114_170457.aiff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oop pulsing between hi tone, mid tone and mid lo burst</text:p>
          </table:table-cell>
          <table:table-cell office:value-type="string">
            <text:p>/Users/alo/snd/evolver/gep_gen000_073_170125_122438.aiff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d hi rapid short tone pulses</text:p>
          </table:table-cell>
          <table:table-cell office:value-type="string">
            <text:p>/Users/alo/snd/evolver/gep_gen000_073_170125_151242.aiff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hz loop alternating between lo tone and mid burst</text:p>
          </table:table-cell>
          <table:table-cell office:value-type="string">
            <text:p>/Users/alo/snd/evolver/gep_gen000_074_170114_170509.aiff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 mid chaotic rumble with very long pauses</text:p>
          </table:table-cell>
          <table:table-cell office:value-type="string">
            <text:p>/Users/alo/snd/evolver/gep_gen000_074_170126_165409.aiff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quiet dusty loop with down glissando whisper whistle</text:p>
          </table:table-cell>
          <table:table-cell office:value-type="string">
            <text:p>/Users/alo/snd/evolver/gep_gen000_078_170125_122450.aiff</text:p>
          </table:table-cell>
          <table:table-cell table:number-columns-repeated="1021"/>
        </table:table-row>
        <table:table-row table:style-name="ro2">
          <table:table-cell office:value-type="float" office:value="44">
            <text:p>44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/05/2017</text:date>, <text:time>13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 </meta:initial-creator>
    <meta:creation-date>2017-05-01T21:46:39</meta:creation-date>
    <dc:date>2017-05-02T13:43:13</dc:date>
    <dc:creator>alo </dc:creator>
    <meta:editing-duration>PT15H56M34S</meta:editing-duration>
    <meta:editing-cycles>9</meta:editing-cycles>
    <meta:generator>OpenOffice/4.1.1$Unix OpenOffice.org_project/411m6$Build-9775</meta:generator>
    <meta:document-statistic meta:table-count="3" meta:cell-count="106" meta:object-count="0"/>
  </office:meta>
</office:document-meta>
</file>